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Microsoft Sans Serif" svg:font-family="'Microsoft Sans Serif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Normal">
      <style:paragraph-properties fo:margin-left="0cm" fo:margin-right="0cm" fo:text-indent="0.635cm" style:auto-text-indent="false" fo:break-before="page"/>
    </style:style>
    <style:style style:name="P2" style:family="paragraph" style:parent-style-name="Normal">
      <style:paragraph-properties fo:break-before="page"/>
    </style:style>
    <style:style style:name="P3" style:family="paragraph" style:parent-style-name="Normal">
      <style:paragraph-properties fo:break-before="page">
        <style:tab-stops>
          <style:tab-stop style:position="5.743cm"/>
          <style:tab-stop style:position="8.234cm"/>
        </style:tab-stops>
      </style:paragraph-properties>
    </style:style>
    <style:style style:name="P4" style:family="paragraph" style:parent-style-name="Heading_20_1" style:master-page-name="MP0">
      <style:paragraph-properties style:page-number="auto"/>
    </style:style>
    <style:style style:name="P5" style:family="paragraph" style:parent-style-name="Heading_20_1"/>
    <style:style style:name="P6" style:family="paragraph" style:parent-style-name="Normal">
      <style:paragraph-properties fo:margin-left="0cm" fo:margin-right="0cm" fo:text-indent="0.635cm" style:auto-text-indent="false"/>
      <style:text-properties officeooo:paragraph-rsid="00012fd5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012fd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" text:outline-level="1"><text:bookmark-start text:name="bookmark0"/>GALENI DE OPTIMA DOCTRINA<text:bookmark-end text:name="bookmark0"/></text:h>
      <text:h text:style-name="Heading_20_1" text:outline-level="1">LIBER.</text:h>
      <text:h text:style-name="Heading_20_2" text:outline-level="2">Cap. <text:span text:style-name="T3">I</text:span>.</text:h>
      <text:p text:style-name="P6"><text:s/>Argumentationem in utramque parteni<text:line-break/>optimam esse doctrinam censet Favorinus. Sic autem<text:line-break/>nominant Academici eam, - fecundum quam oppositum<text:line-break/>enunciant, Antiquiores igitur eam in epochen terminati<text:line-break/>autumant, epochen vocantes ,. ac si quis dixerit indesi-<text:line-break/>nitionem, <text:span text:style-name="Default_20_Paragraph_20_Font"><text:span text:style-name="T1">ancep</text:span></text:span>s<text:span text:style-name="Default_20_Paragraph_20_Font"><text:span text:style-name="T1">que judicium, </text:span></text:span>quod est nulla de re<text:line-break/>determinare, nec certo enunciare. Recentiores autem<text:line-break/>(non enim solus Favoriuusj aliquando eo prom<text:span text:style-name="Default_20_Paragraph_20_Font"><text:span text:style-name="T1">o</text:span></text:span>vent<text:line-break/>epochen, ut ne solem quidem fateantur esse comprehen-<text:line-break/>sibilent: aliquando vero lu tantum cognitionem pr<text:span text:style-name="Default_20_Paragraph_20_Font"><text:span text:style-name="T1">o</text:span></text:span>mo-</text:p>
      <text:p text:style-name="P2">vent, ut discipulis eam permittant nondum. prius edoctis<text:line-break/>de scientifico judicandi instrumento. Nec enim aliud est,<text:line-break/>qu<text:span text:style-name="Default_20_Paragraph_20_Font"><text:span text:style-name="T1">o</text:span></text:span>d Fav<text:span text:style-name="Default_20_Paragraph_20_Font"><text:span text:style-name="T1">o</text:span></text:span>rinus dixit in libro de constitutione Academica,<text:line-break/>qui Plutarchus inscribitur. . Idem autem dicit in libro ad<text:line-break/>Epictetum, in quo scilicet est onesimus, Plutarchi servus,<text:line-break/>cum Epicteto disputans ; ac certe eo in libro, quem postea<text:line-break/>scripsit, Alcibiadem et caeteros Academicos laudat, disput<text:line-break/>santes quidem luter <text:span text:style-name="Default_20_Paragraph_20_Font"><text:span text:style-name="T2">se </text:span></text:span>contrariis rationibus , permittentes<text:line-break/>autem discipulis ex his eligere veriores ; fied in hoc qui-<text:line-break/>dem ipsi, dixit, probabile sibi videri,. nihil esse compreben-<text:line-break/>sibila ; in Plutarcho vero concedere videtur , aliquid certo<text:line-break/>posse cognofci; praestat enim sic appellare comprehensi-<text:line-break/>bile, abstinentes a Stoico nomine. Atque ego perTleos mi-<text:line-break/>rabar, quomodo Favorinus assuetus Atticae dictioni singula<text:line-break/>nomina commutare non desinat, dicens neque comprehensi-<text:line-break/>blle, neque comprehensionem, neque comprelieusivam ima-<text:line-break/>gmatiouem ; neque his opposita, ut quae privative dicuntur,</text:p>
      <text:p text:style-name="P2">incomprehensibilem imaginationem, vel ipsam inc<text:span text:style-name="Default_20_Paragraph_20_Font"><text:span text:style-name="T1">o</text:span></text:span>mp<text:span text:style-name="Default_20_Paragraph_20_Font"><text:span text:style-name="T1">t</text:span></text:span>e-<text:line-break/>henfionem. Ut autem tres libros scripsit, unum ad<text:line-break/>Adrianum, fecundum ad Drufonem, et tertium ad Ari-<text:line-break/>starchum; hos omnes inscripsit de imaginatione compte-<text:line-break/>henfiva, et per omnes hos libros strenue disputat, ec-<text:line-break/>natus demonstrare, non dari comprehensivam imagina-<text:line-break/>tionem.</text:p>
      <text:h text:style-name="Heading_20_2" text:outline-level="2">Cap. <text:span text:style-name="T3">II</text:span>. </text:h>
      <text:p text:style-name="P6">Ego vero nihil aliud comprehenfiblle puto<text:line-break/>significare, quam cognoscibile; neque aliud comprehen-<text:line-break/>dere, quam certo cognoscere; similem vero his dici<text:line-break/>compreheusionem et comprehensivam imaginationem.<text:line-break/>Cum enim quaedam putamus vel videre, vel audire, vel<text:line-break/>omnino se<text:span text:style-name="Default_20_Paragraph_20_Font"><text:span text:style-name="T1">n</text:span></text:span>tire, quemadmodum lu somniis et deliriis;<text:line-break/>quaedam vero non arbitramur solum, sied revera vide-<text:line-break/>mus, vel omnino fen<text:span text:style-name="Default_20_Paragraph_20_Font"><text:span text:style-name="T1">t</text:span></text:span>a percipimus: haec quidem poste-<text:line-break/>riora omnes homines , praeter Academicos ac Pyrrhonics,<text:line-break/>ad certam cognitionem venire credunt ; quae vero. per<text:line-break/>romnia, aut quae delirantium fingit animus, falsa esse<text:line-break/>haec omnia. Si autem sic rem fe habere concedant,</text:p>
      <text:p text:style-name="P2">deleant ea, quae sunt in libris,. in quibus scribunt, neque<text:line-break/>sapientem insano, neque fanum aegro, neque vigilantem<text:line-break/>d<text:span text:style-name="Default_20_Paragraph_20_Font"><text:span text:style-name="T1">o</text:span></text:span>rmiente, side digniorem ad rerum cognitionem esse. Si<text:line-break/>ver<text:span text:style-name="Default_20_Paragraph_20_Font"><text:span text:style-name="T1">o</text:span></text:span> nihil magis ipsis, quam c<text:span text:style-name="Default_20_Paragraph_20_Font"><text:span text:style-name="T1">o</text:span></text:span>ntrario modo affectis cogno-<text:line-break/>scibile, confusa sunt certe cognoscendae veritatis instrumen-<text:line-break/>ta; neque ipso praeceptor Academicus, nec ejus discipulus<text:line-break/>poterit judicare de rationibus dictis in utramque partem<text:line-break/>opp<text:span text:style-name="Default_20_Paragraph_20_Font"><text:span text:style-name="T1">o</text:span></text:span>siturum. Praeterea non indigebimus a principio ejus-<text:line-break/>modi praeceptoribus, cum et ipsi possimus scripta, quae<text:line-break/>a sectarum auctoribus fiunt ex opposito divisa, perlegere,<text:line-break/>nec minus quam ipsi Academici dignoscere; et si quid<text:line-break/>ipsarum obscurum sit, id quod apud Cbrysippum, Stor-<text:line-break/>cis praeceptoribus; quod autem apud Theophrastum et<text:line-break/>Arist<text:span text:style-name="Default_20_Paragraph_20_Font"><text:span text:style-name="T1">o</text:span></text:span>telem, ipsis Peripateticis certius nominare liceat;<text:line-break/>et sic de caeleris, ita ut nihil Academicis ad doctrinam<text:line-break/>sit reliquum juxta Favorini rationem. Senioribus enim<text:line-break/>hoc erat praeceptum, nullum esse judicandi instrumen-<text:line-break/>tum h<text:span text:style-name="Default_20_Paragraph_20_Font"><text:span text:style-name="T1">o</text:span></text:span>mini concessum a natura, quo cuncta, compara-</text:p>
      <text:p text:style-name="P2">tione facta, accurate cognosceret.. Quapropter nihil de<text:line-break/>ulla re volebant affirmare, sed de omnibus semper au-<text:line-break/>ceps ferre judicium. Sed fi nobis concedant, ut decet,<text:line-break/>naturalibus judicandi instrumentis sensum sufficienter in-<text:line-break/>esse , nulla jam nobis opus erit argumentatione lu utram-<text:line-break/>que partem , fed alia quadam repetitione , ut artifices<text:line-break/>non statim artem discipulis praebent, fed aliam arga-<text:line-break/>mentatiouem, a multis dictam calculis computatio-<text:line-break/>nem, hoc est, praeesse ei, qui exercetur, et attendere,<text:line-break/>in quibus hic fallitur, .eaque fota corrigere. . Similiter<text:line-break/>et puerorum . gubernator luctantium errores emendat, et<text:line-break/>grammaticus et rhetor .et geometra et musicus sic docent,<text:line-break/>non labefactantes; neque convellentes, quam discipuli<text:line-break/>.fidem habent de <text:span text:style-name="Default_20_Paragraph_20_Font"><text:span text:style-name="T1">n</text:span></text:span>aturalibus instrumentis. judicandi, sed<text:line-break/>ipsis exercendis praefecti, donec singulas actiones edant<text:line-break/>inculpatas; non vero ad epochen adducunt. Ipsi enim<text:line-break/>furit, qui in actionibus cum sensibus dissidentiam afferunt,</text:p>
      <text:p text:style-name="P3">vel ea contemnunt, quae ab aliquo certo cog<text:span text:style-name="Default_20_Paragraph_20_Font"><text:span text:style-name="T1">n</text:span></text:span>oscuntur.<text:line-break/>Carneades igitur neque id, quod est omnium evidentissi-<text:line-break/>mum , credendum: esse concedit, quod magnitudines uni<text:line-break/>aequales sunt. et aequales inter <text:span text:style-name="Default_20_Paragraph_20_Font"><text:span text:style-name="T1">t</text:span></text:span>e. Habemus igitur<text:line-break/>rationes, quibus haec solvere contendit, et alia quam<text:line-break/>plurima eorum,. quae evidenter exsistere tibi apparent<text:line-break/>ac creduntur, adhuc ad id conservatas. Ah ejus enim<text:line-break/>discipulis collectae scriptis mandatae fueru<text:span text:style-name="Default_20_Paragraph_20_Font"><text:span text:style-name="T1">n</text:span></text:span>t; solutiones<text:line-break/>vero neque ab ipsis, nec ab ullo alio Academico-<text:line-break/>rum post eum allatae sunt. Igitur si nihil aliud, saltem<text:line-break/>hoc unum demonstrarit, quod fallaces ejusmodi sint ra-<text:line-break/>tioues, et quaerendam esse nobis harum solutionem; o<text:line-break/>discipuli. .Improbum illud est, nec .tamen minus im-<text:line-break/>probe fecerunt, qui has scripsere rationes, nec, quales<text:line-break/>essent, nobis lltdicaruut.</text:p>
      <text:h text:style-name="Heading_20_2" text:outline-level="2">Cap. <text:span text:style-name="T3">III</text:span>.</text:h>
      <text:p text:style-name="P6"><text:s/>Libenter quaererem, si Favorinus adesse t,<text:line-break/>an jubeat omnibus his rationibus assensum me praebere,<text:line-break/>vel considerare , utrum verae sint , vel falsae; . unum</text:p>
      <text:p text:style-name="P2">enim considera<text:span text:style-name="Default_20_Paragraph_20_Font"><text:span text:style-name="T1">n</text:span></text:span>dum esse concessit. Quaererem autem is<text:line-break/>universum, num a natura singulis hominibus insitum sit<text:line-break/>discerne<text:span text:style-name="Default_20_Paragraph_20_Font"><text:span text:style-name="T1">r</text:span></text:span>e veras rationes a falsis ; -vel sit aliqua ratio at-<text:line-break/>tificiofa ad utrarumque cognitionem. Si enim a natura,<text:line-break/>quidni omnes inter nos consentimus et eadem de iisdem<text:line-break/>rebus p<text:span text:style-name="Default_20_Paragraph_20_Font"><text:span text:style-name="T1">r</text:span></text:span>onunciamus? Si vero sit quaedam methodus, ipfanr<text:line-break/>primo oportuit addiscere , delude - ludo praefectos ip<text:span text:style-name="Default_20_Paragraph_20_Font"><text:span text:style-name="T1">t</text:span></text:span>os<text:line-break/>discipulos vario modo, exemplis quamplurimis exercere;<text:line-break/>ut eos, qui lucta<text:span text:style-name="Default_20_Paragraph_20_Font"><text:span text:style-name="T1">n</text:span></text:span>di artem discunt, vel sutoriam, vel aedi-<text:line-break/>ficatoriam, vel naves compingenda vel rhetoricam, vel le-<text:line-break/>gendi, vel scribe<text:span text:style-name="Default_20_Paragraph_20_Font"><text:span text:style-name="T1">n</text:span></text:span>di, vel alio quotis modo fecundum artem<text:line-break/>operari. Si igitur quispiam Academicus scripserit, quid sit<text:line-break/>demonstratio, quid sophisma; et quomodo oporteat ea<text:line-break/>dignoscere, et quemadmodum circa ea sule deceat exer-<text:line-break/>cere, ut Favorinus permittit judicium discipulis, is<text:line-break/>utramque partem disputantibus ,. nisi cum aliquid super-<text:line-break/>vacaneum fuerit; docuerit Academicus singula, quae dicta<text:line-break/>fura : nos vero habemus singularum praeceptionum d<text:span text:style-name="Default_20_Paragraph_20_Font"><text:span text:style-name="T1">o</text:span></text:span>cte-<text:line-break/>rei. Si vero nullus de ipforum differentia fcripferit,</text:p>
      <text:p text:style-name="P1">aut exercitationem formaverit, simile quid agit, ac fa-<text:line-break/>ber praecipiens difcipulo, ut metiatur, dirigat, exten-<text:line-break/>dat, ac. circulum describat, nec illi praebet cubitum,<text:line-break/>libram, regulam, aut circinum. Sed nihil fortassis, in-<text:line-break/>quit , in philoscpbia et praeceptis inest simile. Ne igi-<text:line-break/>tur assimulas .te aliquid cognoscere, aut enunciare, aut<text:line-break/>discedere ab allata a veteribus Academicis epoche, nec<text:line-break/>te jactes, dum grammatici opus persicis, qui te exerces<text:line-break/>in iis, quae antiqui dixerunt. Apud ipsius autem nihil<text:line-break/>esse praeclari manifestissimum est animadvertenti. Neque<text:line-break/>enim id proprium praeceptoris est, fed nugacitas quae-<text:line-break/>dam et deliramentum. Unde- igitur fpes veritatis inve-<text:line-break/>mendae relinquitur? Cui enim nullum est veri et falsi<text:line-break/>judicandi instrumentum , ejus est insperata cognitio.<text:line-break/>Aggredere autem stilum foplullas docere, nobis a natura<text:line-break/>nullum insitum esse judicandi instrumentum, ut certe<text:line-break/>postea audacter asseverasti. Nobis. autem fortasse dicit,<text:line-break/><text:span text:style-name="Default_20_Paragraph_20_Font"><text:span text:style-name="T1">t</text:span></text:span>ensum et intellectum certa esse veri judicandi instru-<text:line-break/>menta, quod quis. concederet in logicis volens inani</text:p>
      <text:p text:style-name="Normal"><text:span text:style-name="Default_20_Paragraph_20_Font"><text:span text:style-name="T1"/></text:span></text:p>
      <text:p text:style-name="P2">quadam spe volutari. Quicumque autem omnem fpem<text:line-break/>sustulerunt, quemadmodum ipsis, frustra nugantur. Con-<text:line-break/>fpicuus igitur est Favorinus, quem pudet, dum omnia<text:line-break/>subvertit., et fatetur se ignorare, unde orta sint ea,<text:line-break/>quae veteres Academici et Pyrrhouii dixere, simulans<text:line-break/>discipulis fe judicium permittere, quod nec sibi ipsis issi,<text:line-break/>qui ante ipsum fuere, permiserunt.</text:p>
      <text:h text:style-name="Heading_20_2" text:outline-level="2">Cap. I<text:span text:style-name="T3">V.</text:span></text:h>
      <text:p text:style-name="P6"><text:s/>Quod vero haec via docendi eos, qui assi<text:line-break/>quid addiscunt, qualem Favorinus intelligit, non sidunt<text:line-break/>inter caeteras non sit optima, sed nec doctrinam esse,<text:line-break/>ab initio abunde demonstratum arbitror. Reliquae vero<text:line-break/>omnes doctrinae quidem sunt; an vero sint optimae,<text:line-break/>videamus , primum ab iisdem rursus incipientes : id enim<text:line-break/>nobis et manifestum apparet, quamvis illud incredibile<text:line-break/>reddere conentur sophistae, nullum videlicet esse natu-<text:line-break/>rale judicandi iusirmnentum. Circinus enim circulum<text:line-break/>describit, cubitus magnitudinem discernit, ut libra, quae<text:line-break/>pondus habent. .Haec autem omnia ipse sibi paravit</text:p>
      <text:p text:style-name="P2">homo naturalibus organis, et judicandi impulsus instru-<text:line-break/>mentis, ultra quae judicandi instrumentum nec antiquius<text:line-break/>habemus, nec praestantius; hinc igitur oportet auspicari.<text:line-break/>Rarius enim dicit animus, quod nobis possibile est credere,<text:line-break/>vel non credere naturali judicandi instrumento, hoc vero<text:line-break/>neu est possiblle alio instrumento judicare ;- quo enim<text:line-break/>Iudicantur caetera omnia, quomodo et illud ab alio ju-<text:line-break/>dicaretur? vis credere oculis clare videntibus, et linguae<text:line-break/>gustanti, hoc esse pomum ;illudfi cum, vel no<text:span text:style-name="Default_20_Paragraph_20_Font"><text:span text:style-name="T1">n</text:span></text:span> credere?<text:line-break/>Concedam quicquid nobiscum volueris facere; si cupias<text:line-break/>mecum disputare: a te vero non credente recedam tam-<text:line-break/>quam affecto praetor naturum. Primo supponatur, te non<text:line-break/>credere, nec quicquam sperare ex me disicere (hoc enim<text:line-break/>nuper abstinui dicere). Supponatur vero, te credere,<text:line-break/>fperare ex me judicium addiscere. Ego vero sensilia<text:line-break/>per ea. quae evidenter a sensibus percipiuntur, intelligi..<text:line-break/>bilis vero per ea, quae intellectu concipiuntur, cresti-<text:line-break/>bilia judico. Cum autem ex naturalibus instrumentis<text:line-break/>judicandi artes omnes constituantur , organa vero et</text:p>
      <text:p text:style-name="P2">instrumenta judicandi artificialia; per quae alia ipsi sibi<text:line-break/>compo<text:span text:style-name="Default_20_Paragraph_20_Font"><text:span text:style-name="T1">n</text:span></text:span>unt, alia autem ab aliis composita judicant, et<text:line-break/>ego ostendam in universum, organa et. .i<text:span text:style-name="Default_20_Paragraph_20_Font"><text:span text:style-name="T1">n</text:span></text:span>strumenta judi-<text:line-break/>causti, tum ea, quibus parabis veras rationes, cum ea,<text:line-break/>quibus ab aliis allatas judicabis. Totum enim sic fe habet<text:line-break/>Siquid enim ex fe ipfo appareat sensui vel intellectui<text:line-break/>manifeste ; disquisitione non indigebit; at si quid tale non<text:line-break/>exsistat, quae ab alio sumitur, eget cognitione. .figo<text:line-break/>vero me polliceor te docturum quaedam instrumentis,<text:line-break/>.quae ab. arte fiunt, respondentia, quibus quaesitum iuvi-<text:line-break/>alas; alia vero judicandi instrumentis, quibus, quod tibi<text:line-break/>videbitur, inventum fuisse judicabis. Cum autem haec<text:line-break/>didiceris, multis te exemplis. exercebo, .ut celeriter et<text:line-break/>perfecte. invenire possis, et judicare id, quod quaeritur;<text:line-break/>ita ut nullo jam amplius libro indigeas ad inventi<text:span text:style-name="Default_20_Paragraph_20_Font"><text:span text:style-name="T1">o</text:span></text:span>nes:<text:line-break/>veri, nullave alia institutione, et statim dignoscas eos,<text:line-break/>qui dicunt alia ab iis, quae inveneris. . Quemathuodunt<text:line-break/>enim, qur cognoscit rectam riam esse rectam, non indi-</text:p>
      <text:p text:style-name="P2">get alia doctrina ad redarguendum eos, qui aberrant:<text:line-break/>sic et qui rectam demonstrationis viam didicit, statim<text:line-break/>simul per ipsam cognoscit erroneas.</text:p>
      <text:h text:style-name="Heading_20_2" text:outline-level="2">Cap. V. </text:h>
      <text:p text:style-name="P6">Favorinus vero mihi videtur similiter lacere,<text:line-break/>ac si quis diceret, te esse coecum, posse vero indicare, quis<text:line-break/>nostrum sit sordidior, aut candidior, non cogitans, qttod, qui<text:line-break/>talia iudicaturus est , ei prius oporteat inesse visum : atqui<text:line-break/>nihil resert ad judicandum, non omnino visum habere, .aut,<text:line-break/>cum habeas. ei non credere. Eodem quoque modo, quo-<text:line-break/>niatn id, quo judicainus, tale aliquid est, et, quoniam, quae<text:line-break/>eidem sunt aequalia, inter se sunt aequalia. Quemad-<text:line-break/>modum asinis nemo iudicare permittet, quia mente ca-<text:line-break/>rent; ita nec hominibus, si mentem habeant, cui fides<text:line-break/>non possit haberi. Nihil enim dilsert ad judicandum<text:line-break/>doctrinarum incertitudinem , vel nullo modo habere in-<text:line-break/>strumentum judicandi, vel ipsi non credere. Ridiculus<text:line-break/>est igitur favorinus, permittens judicium discipulis, nisi<text:line-break/>concedat fidem ipsis instrumentis judicandi. Si enim ni-<text:line-break/>hil evidens intellectui, quamvis ex se credibile, rerum</text:p>
      <text:p text:style-name="P2">omnium perit judicium; si autem sit quidem, ut oculus<text:line-break/>in corpore, ita mens in anima, non equidem omnibus<text:line-break/>aeque perspicax, consentaneum est, quemadmodum, qui<text:line-break/>cernit acutius, adducit ad visibile eum, qui videt ob-<text:line-break/>scurius, simili modo in intellectionibus; qui enim cae-<text:line-break/>teris antecellit in evidenti cognitione rei intelligibilis,<text:line-break/>ad ejus contemplationem adducit maxime caecuticu-<text:line-break/>tem, et hic est praeceptor, ut inquit Plato, et ego sa-<text:line-break/>teor, et de his scriptum est a me Iusius in tractatu de<text:line-break/>demonstratione, quoniam talis est quaedam evidens<text:line-break/>doctrina ad intellectionem. Scriptum est autem, quo-<text:line-break/>rnodo quis exorsus in uuaquaque re ab elementis et prin-<text:line-break/>cipiis possit maxime demonstrare, quicquid possibile est<text:line-break/>demonstrari; non ut mirandus ille Favorinus, qui totum<text:line-break/>unum librum scripsit, in quo ostendit, ne selem quidem<text:line-break/>esse comprehensibilem, et quasi cum obliviosis nobiscum<text:line-break/>alibi disputat, conceditque aliquid certo esse cognoscibile.<text:line-break/>et illud discipulis eligere permittit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Microsoft Sans Serif" svg:font-family="'Microsoft Sans Serif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Microsoft Sans Serif" fo:font-size="12pt" fo:letter-spacing="normal" fo:language="la" fo:country="none" fo:font-style="normal" style:text-underline-style="none" fo:font-weight="normal" style:letter-kerning="false" style:font-name-asian="Microsoft Sans Serif" style:font-size-asian="12pt" style:language-asian="la" style:country-asian="none" style:font-style-asian="normal" style:font-weight-asian="normal" style:font-name-complex="Microsoft Sans Serif" style:font-size-complex="12pt" style:language-complex="la" style:country-complex="none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Microsoft Sans Serif" fo:font-size="12pt" fo:letter-spacing="normal" fo:language="la" fo:country="none" fo:font-style="normal" style:text-underline-style="none" fo:font-weight="normal" style:letter-kerning="false" fo:background-color="transparent" style:font-name-asian="Microsoft Sans Serif" style:font-size-asian="12pt" style:language-asian="la" style:country-asian="none" style:font-style-asian="normal" style:font-weight-asian="normal" style:font-name-complex="Microsoft Sans Serif" style:font-size-complex="12pt" style:language-complex="la" style:country-complex="none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color="#000000" loext:opacity="100%"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Default_20_Paragraph_20_Font" style:display-name="Default Paragraph Font" style:family="text"/>
    <style:style style:name="Hyperlink" style:family="text" style:parent-style-name="Default_20_Paragraph_20_Font">
      <style:text-properties fo:color="#0066cc" loext:opacity="100%" style:text-underline-style="solid" style:text-underline-width="auto" style:text-underline-color="font-color" style:text-underline-mode="continuous" style:text-overline-mode="continuous" style:text-line-through-mode="continuou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6cm" fo:page-height="29.693cm" style:num-format="1" style:print-orientation="portrait" fo:margin-top="0.635cm" fo:margin-bottom="0.635cm" fo:margin-left="0.635cm" fo:margin-right="0.63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2.2$Windows_X86_64 LibreOffice_project/02b2acce88a210515b4a5bb2e46cbfb63fe97d56</meta:generator>
    <dc:title>Galeni opera omnia / vol. 1</dc:title>
    <dc:subject/>
    <meta:initial-creator>Galien</meta:initial-creator>
    <meta:creation-date>2023-01-02T15:54:00Z</meta:creation-date>
    <dc:date>2023-01-02T16:56:43.049000000</dc:date>
    <meta:editing-cycles>3</meta:editing-cycles>
    <meta:editing-duration>PT2M55S</meta:editing-duration>
    <meta:document-statistic meta:table-count="0" meta:image-count="0" meta:object-count="0" meta:page-count="13" meta:paragraph-count="24" meta:word-count="1824" meta:character-count="12586" meta:non-whitespace-character-count="10781"/>
    <meta:template xlink:type="simple" xlink:actuate="onRequest" xlink:title="" xlink:href="Normal.dotm"/>
  </office:meta>
</office:document-meta>
</file>